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is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Serializable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ableMetho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equals( Object obj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rializable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Method.getJavaMetho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